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38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8_12-34-14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8_15-04-05_000.jpg</text:p>
          </table:table-cell>
          <table:table-cell table:style-name="ce26" office:value-type="string">
            <text:p>:m RES 1-2*2 / free# JVEMV6 37#21.4_36 / 37. miscs of miscs / 21. math&amp;physics / 4. knot-theory / ８の字結び；ドライブ・チャート,OBS+,双套结,自在結び / N+</text:p>
          </table:table-cell>
          <table:table-cell table:style-name="ce4"/>
          <table:table-cell table:style-name="ce4"/>
          <table:table-cell table:style-name="ce4" office:value-type="string">
            <text:p>N-35-35-28.463745 E-139-34-49.160156</text:p>
          </table:table-cell>
          <table:table-cell table:style-name="ce40" table:formula="of:=IF([.E3]=&quot;&quot;;[.C3];CONCATENATE([.C3];&quot; / &quot;;[.E3]))" office:value-type="string" office:string-value=":m RES 1-2*2 / free# JVEMV6 37#21.4_36 / 37. miscs of miscs / 21. math&amp;physics / 4. knot-theory / ８の字結び；ドライブ・チャート,OBS+,双套结,自在結び / N+">
            <text:p>:m RES 1-2*2 / free# JVEMV6 37#21.4_36 / 37. miscs of miscs / 21. math&amp;physics / 4. knot-theory / ８の字結び；ドライブ・チャート,OBS+,双套结,自在結び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8_15-45-24_000.jpg</text:p>
          </table:table-cell>
          <table:table-cell table:style-name="ce26" office:value-type="string">
            <text:p>:bookmemo / 読んだ本 / 『天皇の戦争責任』 / 著者=井上清 / 途中</text:p>
          </table:table-cell>
          <table:table-cell table:style-name="ce39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40" table:formula="of:=IF([.E4]=&quot;&quot;;[.C4];CONCATENATE([.C4];&quot; / &quot;;[.E4]))" office:value-type="string" office:string-value=":bookmemo / 読んだ本 / 『天皇の戦争責任』 / 著者=井上清 / 途中">
            <text:p>:bookmemo / 読んだ本 / 『天皇の戦争責任』 / 著者=井上清 / 途中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8_15-45-34_000.jpg</text:p>
          </table:table-cell>
          <table:table-cell table:style-name="ce26" office:value-type="string">
            <text:p>:bookmemo / 読んだ本 / 『日本帝国主義の朝鮮支配　上』 / 著者=朴慶植 / 途中</text:p>
          </table:table-cell>
          <table:table-cell table:style-name="ce17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40" table:formula="of:=IF([.E5]=&quot;&quot;;[.C5];CONCATENATE([.C5];&quot; / &quot;;[.E5]))" office:value-type="string" office:string-value=":bookmemo / 読んだ本 / 『日本帝国主義の朝鮮支配　上』 / 著者=朴慶植 / 途中">
            <text:p>:bookmemo / 読んだ本 / 『日本帝国主義の朝鮮支配　上』 / 著者=朴慶植 / 途中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8_15-45-40_000.jpg</text:p>
          </table:table-cell>
          <table:table-cell table:style-name="ce26" office:value-type="string">
            <text:p>:bookmemo / 読んだ本 / 『帝国主義』 / 著者=レーニン / 途中</text:p>
          </table:table-cell>
          <table:table-cell table:style-name="ce18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40" table:formula="of:=IF([.E6]=&quot;&quot;;[.C6];CONCATENATE([.C6];&quot; / &quot;;[.E6]))" office:value-type="string" office:string-value=":bookmemo / 読んだ本 / 『帝国主義』 / 著者=レーニン / 途中">
            <text:p>:bookmemo / 読んだ本 / 『帝国主義』 / 著者=レーニン / 途中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8_20-48-29_000.jpg</text:p>
          </table:table-cell>
          <table:table-cell table:style-name="ce2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8_23-23-48_000.jpg</text:p>
          </table:table-cell>
          <table:table-cell table:style-name="ce2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40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8_23-33-53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436279 E-139-34-49.379882</text:p>
          </table:table-cell>
          <table:table-cell table:style-name="ce40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8_23-42-19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40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8_23-56-44_000.jpg</text:p>
          </table:table-cell>
          <table:table-cell table:style-name="ce26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9_00-08-38_000.jpg</text:p>
          </table:table-cell>
          <table:table-cell table:style-name="ce2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40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9_00-26-45_000.jpg</text:p>
          </table:table-cell>
          <table:table-cell table:style-name="ce2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59875 E-139-34-49.105224</text:p>
          </table:table-cell>
          <table:table-cell table:style-name="ce40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9_00-41-16_000.jpg</text:p>
          </table:table-cell>
          <table:table-cell table:style-name="ce27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40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9_01-08-3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9_01-08-47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9_01-08-59_000.jpg</text:p>
          </table:table-cell>
          <table:table-cell table:style-name="ce19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40" table:formula="of:=IF([.E17]=&quot;&quot;;[.C17];CONCATENATE([.C17];&quot; / &quot;;[.E17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9_01-09-02_000.jpg</text:p>
          </table:table-cell>
          <table:table-cell table:style-name="ce25" office:value-type="string">
            <text:p>:PHOTO 記録 / 文書 / 飲酒；時刻；推移；ストップウオッチ</text:p>
          </table:table-cell>
          <table:table-cell table:style-name="ce18"/>
          <table:table-cell table:style-name="ce4"/>
          <table:table-cell table:style-name="ce4"/>
          <table:table-cell table:style-name="ce40" table:formula="of:=IF([.E18]=&quot;&quot;;[.C18];CONCATENATE([.C18];&quot; / &quot;;[.E18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19_10-04-41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40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19_10-12-40_000.jpg</text:p>
          </table:table-cell>
          <table:table-cell table:style-name="ce28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29.356384 E-139-34-49.544677</text:p>
          </table:table-cell>
          <table:table-cell table:style-name="ce40" table:formula="of:=IF([.E20]=&quot;&quot;;[.C20];CONCATENATE([.C20];&quot; / &quot;;[.E2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19_11-08-35_000.jpg</text:p>
          </table:table-cell>
          <table:table-cell table:style-name="ce29" office:value-type="string">
            <text:p>:bookmemo 1*1 / ページメモ / 『日本帝国主義の朝鮮支配　上』 / 著者=朴慶植 / session=1 / p.9 / 江華島；経緯</text:p>
          </table:table-cell>
          <table:table-cell table:style-name="ce19"/>
          <table:table-cell table:style-name="ce4"/>
          <table:table-cell table:style-name="ce4" office:value-type="string">
            <text:p>N-35-35-30.070495 E-139-34-47.127685</text:p>
          </table:table-cell>
          <table:table-cell table:style-name="ce40" table:formula="of:=IF([.E21]=&quot;&quot;;[.C21];CONCATENATE([.C21];&quot; / &quot;;[.E21]))" office:value-type="string" office:string-value=":bookmemo 1*1 / ページメモ / 『日本帝国主義の朝鮮支配　上』 / 著者=朴慶植 / session=1 / p.9 / 江華島；経緯">
            <text:p>:bookmemo 1*1 / ページメモ / 『日本帝国主義の朝鮮支配　上』 / 著者=朴慶植 / session=1 / p.9 / 江華島；経緯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19_11-09-36_000.jpg</text:p>
          </table:table-cell>
          <table:table-cell table:style-name="ce29" office:value-type="string">
            <text:p>:bookmemo 1*1 / ページメモ / 『帝国主義』 / 著者=レーニン / session=1 / p.15 / 序文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22]=&quot;&quot;;[.C22];CONCATENATE([.C22];&quot; / &quot;;[.E22]))" office:value-type="string" office:string-value=":bookmemo 1*1 / ページメモ / 『帝国主義』 / 著者=レーニン / session=1 / p.15 / 序文">
            <text:p>:bookmemo 1*1 / ページメモ / 『帝国主義』 / 著者=レーニン / session=1 / p.15 / 序文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19_11-05-55_000.mp4</text:p>
          </table:table-cell>
          <table:table-cell table:style-name="ce8" office:value-type="string">
            <text:p>:VIDEO / @自宅 / 体操 / ダンス、dance-original / d-2020-0818-1 / id=9.n,beat=8,tempo=100,for=腕立て伏せ</text:p>
          </table:table-cell>
          <table:table-cell table:style-name="ce16"/>
          <table:table-cell table:style-name="ce4"/>
          <table:table-cell table:style-name="ce4"/>
          <table:table-cell table:style-name="ce40" table:formula="of:=IF([.E23]=&quot;&quot;;[.C23];CONCATENATE([.C23];&quot; / &quot;;[.E23]))" office:value-type="string" office:string-value=":VIDEO / @自宅 / 体操 / ダンス、dance-original / d-2020-0818-1 / id=9.n,beat=8,tempo=100,for=腕立て伏せ">
            <text:p>:VIDEO / @自宅 / 体操 / ダンス、dance-original / d-2020-0818-1 / id=9.n,beat=8,tempo=100,for=腕立て伏せ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8"/>
          <table:table-cell table:style-name="ce4"/>
          <table:table-cell table:style-name="ce4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7"/>
          <table:table-cell table:style-name="ce4"/>
          <table:table-cell table:style-name="ce4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6"/>
          <table:table-cell table:style-name="ce4"/>
          <table:table-cell table:style-name="ce4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31"/>
          <table:table-cell table:style-name="ce4"/>
          <table:table-cell table:style-name="ce4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1"/>
          <table:table-cell table:style-name="ce4"/>
          <table:table-cell table:style-name="ce4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1"/>
          <table:table-cell table:style-name="ce4"/>
          <table:table-cell table:style-name="ce4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40" table:formula="of:=IF([.E72]=&quot;&quot;;[.C72];CONCATENATE([.C72];&quot; / &quot;;[.E72]))" office:value-type="string" office:string-value="-*">
            <text:p>-*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1]=&quot;&quot;;[.C81];CONCATENATE([.C81];&quot; / &quot;;[.E8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3]=&quot;&quot;;[.C83];CONCATENATE([.C83];&quot; / &quot;;[.E8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4]=&quot;&quot;;[.C84];CONCATENATE([.C84];&quot; / &quot;;[.E8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5]=&quot;&quot;;[.C85];CONCATENATE([.C85];&quot; / &quot;;[.E8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6]=&quot;&quot;;[.C86];CONCATENATE([.C86];&quot; / &quot;;[.E8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1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2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4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5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5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6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5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5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5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2020/08/19</text:date>, <text:time>11:5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9T11:58:28.51</dc:date>
    <dc:creator>iwabuchi ken</dc:creator>
    <meta:editing-duration>P24DT14H11M42S</meta:editing-duration>
    <meta:editing-cycles>9293</meta:editing-cycles>
    <meta:document-statistic meta:table-count="1" meta:cell-count="475" meta:object-count="0"/>
  </office:meta>
</office:document-meta>
</file>